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0.65cm" fo:min-width="2.6cm"/>
    </style:style>
    <style:style style:name="gr2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0.75cm" fo:min-width="2.5cm"/>
    </style:style>
    <style:style style:name="gr3" style:family="graphic" style:parent-style-name="standard">
      <style:graphic-properties draw:stroke="dash" draw:stroke-dash="Fine_20_Dashed" svg:stroke-color="#000000" draw:fill="none" draw:fill-image-width="0cm" draw:fill-image-height="0cm" draw:textarea-horizontal-align="justify" draw:textarea-vertical-align="middle" draw:auto-grow-height="false" fo:min-height="0.75cm" fo:min-width="2.4cm"/>
    </style:style>
    <style:style style:name="gr4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3.75cm" fo:min-width="5.5cm"/>
    </style:style>
    <style:style style:name="gr5" style:family="graphic" style:parent-style-name="objectwithoutfill">
      <style:graphic-properties svg:stroke-color="#000000" draw:marker-end="Arrow" draw:marker-end-width="0.3cm" draw:fill="none" draw:fill-image-width="0cm" draw:fill-image-height="0cm" draw:textarea-vertical-align="middle"/>
    </style:style>
    <style:style style:name="gr6" style:family="graphic" style:parent-style-name="objectwithoutfill">
      <style:graphic-properties svg:stroke-color="#000000" draw:marker-start="Arrow" draw:marker-end-width="0.3cm" draw:fill="none" draw:fill-image-width="0cm" draw:fill-image-height="0cm" draw:textarea-vertical-align="middle"/>
    </style:style>
    <style:style style:name="gr7" style:family="graphic" style:parent-style-name="standard">
      <style:graphic-properties draw:stroke="none" svg:stroke-color="#000000" draw:fill="none" draw:fill-image-width="0cm" draw:fill-image-height="0cm" draw:textarea-horizontal-align="justify" draw:textarea-vertical-align="middle" draw:auto-grow-height="false" fo:min-height="0.45cm" fo:min-width="1cm"/>
    </style:style>
    <style:style style:name="gr8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1.75cm" fo:min-width="3.5cm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fill="none" draw:fill-image-width="0cm" draw:fill-image-height="0cm" draw:textarea-vertical-align="middle"/>
    </style:style>
    <style:style style:name="gr10" style:family="graphic" style:parent-style-name="standard">
      <style:graphic-properties draw:stroke="none" svg:stroke-color="#000000" draw:fill="none" draw:fill-image-width="0cm" draw:fill-image-height="0cm" draw:textarea-horizontal-align="justify" draw:textarea-vertical-align="middle" draw:auto-grow-height="false" fo:min-height="0.55cm" fo:min-width="1cm"/>
    </style:style>
    <style:style style:name="gr11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6.75cm" fo:min-width="3.6cm"/>
    </style:style>
    <style:style style:name="gr12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1.25cm" fo:min-width="2.5cm"/>
    </style:style>
    <style:style style:name="gr13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1.75cm" fo:min-width="2.5cm"/>
    </style:style>
    <style:style style:name="gr14" style:family="graphic" style:parent-style-name="standard">
      <style:graphic-properties draw:stroke="dash" draw:stroke-dash="Ultrafine_20_Dashed" svg:stroke-color="#000000" draw:fill="none" draw:fill-image-width="0cm" draw:fill-image-height="0cm" draw:textarea-horizontal-align="justify" draw:textarea-vertical-align="middle" draw:auto-grow-height="false" fo:min-height="0.85cm" fo:min-width="2.5cm"/>
    </style:style>
    <style:style style:name="gr15" style:family="graphic" style:parent-style-name="objectwithoutfill">
      <style:graphic-properties svg:stroke-color="#000000" draw:fill="none" draw:fill-image-width="0cm" draw:fill-image-height="0cm" draw:textarea-vertical-align="middle"/>
    </style:style>
    <style:style style:name="gr16" style:family="graphic" style:parent-style-name="standard">
      <style:graphic-properties draw:stroke="dash" draw:stroke-dash="Ultrafine_20_Dashed" svg:stroke-color="#000000" draw:fill="none" draw:fill-image-width="0cm" draw:fill-image-height="0cm" draw:textarea-horizontal-align="justify" draw:textarea-vertical-align="middle" draw:auto-grow-height="false" fo:min-height="0.75cm" fo:min-width="3.5cm"/>
    </style:style>
    <style:style style:name="gr17" style:family="graphic" style:parent-style-name="objectwithoutfill">
      <style:graphic-properties svg:stroke-width="0.106cm" svg:stroke-color="#000000" draw:marker-start-width="0.359cm" draw:marker-end-width="0.359cm" draw:fill="none" draw:fill-image-width="0cm" draw:fill-image-height="0cm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4.35cm" fo:min-width="3.6cm"/>
    </style:style>
    <style:style style:name="gr19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1.65cm" fo:min-width="2.3cm"/>
    </style:style>
    <style:style style:name="gr20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0.75cm" fo:min-width="3.5cm"/>
    </style:style>
    <style:style style:name="gr21" style:family="graphic" style:parent-style-name="standard">
      <style:graphic-properties draw:stroke="none" svg:stroke-color="#000000" draw:fill="none" draw:fill-image-width="0cm" draw:fill-image-height="0cm" draw:textarea-horizontal-align="justify" draw:textarea-vertical-align="middle" draw:auto-grow-height="false" fo:min-height="1.55cm" fo:min-width="3.4cm"/>
    </style:style>
    <style:style style:name="gr22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0.85cm" fo:min-width="2.2cm"/>
    </style:style>
    <style:style style:name="gr23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0.85cm" fo:min-width="2.9cm"/>
    </style:style>
    <style:style style:name="gr24" style:family="graphic" style:parent-style-name="standard">
      <style:graphic-properties draw:stroke="none" svg:stroke-color="#000000" draw:fill="none" draw:fill-image-width="0cm" draw:fill-image-height="0cm" draw:textarea-horizontal-align="justify" draw:textarea-vertical-align="middle" draw:auto-grow-height="false" fo:min-height="0.45cm" fo:min-width="0.8cm"/>
    </style:style>
    <style:style style:name="gr25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0.55cm" fo:min-width="0.4cm"/>
    </style:style>
    <style:style style:name="gr26" style:family="graphic" style:parent-style-name="standard">
      <style:graphic-properties draw:stroke="none" svg:stroke-color="#000000" draw:fill="none" draw:fill-image-width="0cm" draw:fill-image-height="0cm" draw:textarea-horizontal-align="justify" draw:textarea-vertical-align="middle" draw:auto-grow-height="false" fo:min-height="0.45cm" fo:min-width="13.5cm"/>
    </style:style>
    <style:style style:name="gr27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1.35cm" fo:min-width="3.9cm"/>
    </style:style>
    <style:style style:name="gr28" style:family="graphic" style:parent-style-name="standard">
      <style:graphic-properties draw:stroke="dash" draw:stroke-dash="Ultrafine_20_Dashed" svg:stroke-color="#000000" draw:fill="none" draw:fill-image-width="0cm" draw:fill-image-height="0cm" draw:textarea-horizontal-align="justify" draw:textarea-vertical-align="middle" draw:auto-grow-height="false" fo:min-height="4.25cm" fo:min-width="2.5cm"/>
    </style:style>
    <style:style style:name="gr29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2.75cm" fo:min-width="5.5cm"/>
    </style:style>
    <style:style style:name="gr30" style:family="graphic" style:parent-style-name="standard">
      <style:graphic-properties draw:stroke="none" svg:stroke-color="#000000" draw:fill="none" draw:fill-image-width="0cm" draw:fill-image-height="0cm" draw:textarea-horizontal-align="justify" draw:textarea-vertical-align="middle" draw:auto-grow-height="false" fo:min-height="0.95cm" fo:min-width="1.9cm"/>
    </style:style>
    <style:style style:name="gr31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0.65cm" fo:min-width="1.8cm"/>
    </style:style>
    <style:style style:name="gr32" style:family="graphic" style:parent-style-name="objectwithoutfill">
      <style:graphic-properties svg:stroke-color="#000000" draw:marker-start="Arrow" draw:marker-end="Arrow" draw:fill="none" draw:fill-image-width="0cm" draw:fill-image-height="0cm" draw:textarea-vertical-align="middle"/>
    </style:style>
    <style:style style:name="gr33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0.95cm" fo:min-width="5.5cm"/>
    </style:style>
    <style:style style:name="gr34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0.75cm" fo:min-width="4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0.65cm" fo:min-width="5cm"/>
    </style:style>
    <style:style style:name="gr37" style:family="graphic" style:parent-style-name="standard">
      <style:graphic-properties draw:stroke="none" svg:stroke-color="#000000" draw:fill="none" draw:fill-image-width="0cm" draw:fill-image-height="0cm" draw:textarea-horizontal-align="justify" draw:textarea-vertical-align="middle" draw:auto-grow-height="false" fo:min-height="0.55cm" fo:min-width="1.4cm"/>
    </style:style>
    <style:style style:name="gr38" style:family="graphic" style:parent-style-name="standard">
      <style:graphic-properties draw:stroke="dash" draw:stroke-dash="Ultrafine_20_Dashed" svg:stroke-color="#000000" draw:fill="none" draw:fill-image-width="0cm" draw:fill-image-height="0cm" draw:textarea-horizontal-align="justify" draw:textarea-vertical-align="middle" draw:auto-grow-height="false" fo:min-height="6.05cm" fo:min-width="9cm"/>
    </style:style>
    <style:style style:name="gr39" style:family="graphic" style:parent-style-name="standard">
      <style:graphic-properties draw:stroke="none" svg:stroke-color="#000000" draw:fill="none" draw:fill-image-width="0cm" draw:fill-image-height="0cm" draw:textarea-horizontal-align="justify" draw:textarea-vertical-align="middle" draw:auto-grow-height="false" fo:min-height="0.55cm" fo:min-width="3.8cm"/>
    </style:style>
    <style:style style:name="gr40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2.75cm" fo:min-width="4.7cm"/>
    </style:style>
    <style:style style:name="gr41" style:family="graphic" style:parent-style-name="standard">
      <style:graphic-properties draw:stroke="none" svg:stroke-color="#000000" draw:fill="none" draw:fill-image-width="0cm" draw:fill-image-height="0cm" draw:textarea-horizontal-align="justify" draw:textarea-vertical-align="middle" draw:auto-grow-height="false" fo:min-height="0.55cm" fo:min-width="2.5cm"/>
    </style:style>
    <style:style style:name="gr42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15.35cm" fo:min-width="21.1cm"/>
    </style:style>
    <style:style style:name="gr43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9.35cm" fo:min-width="12.8cm"/>
    </style:style>
    <style:style style:name="gr44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4.35cm" fo:min-width="6.6cm"/>
    </style:style>
    <style:style style:name="gr45" style:family="graphic" style:parent-style-name="standard">
      <style:graphic-properties draw:stroke="none" svg:stroke-color="#000000" draw:fill="none" draw:fill-image-width="0cm" draw:fill-image-height="0cm" draw:textarea-horizontal-align="justify" draw:textarea-vertical-align="middle" draw:auto-grow-height="false" fo:min-height="0.55cm" fo:min-width="5.4cm"/>
    </style:style>
    <style:style style:name="gr46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4.45cm" fo:min-width="6.6cm"/>
    </style:style>
    <style:style style:name="gr47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4.55cm" fo:min-width="12.8cm"/>
    </style:style>
    <style:style style:name="gr48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0.95cm" fo:min-width="4.7cm"/>
    </style:style>
    <style:style style:name="gr49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0.85cm" fo:min-width="5.2cm"/>
    </style:style>
    <style:style style:name="gr50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0.95cm" fo:min-width="5.1cm"/>
    </style:style>
    <style:style style:name="gr51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8.85cm" fo:min-width="0cm"/>
    </style:style>
    <style:style style:name="gr52" style:family="graphic" style:parent-style-name="standard">
      <style:graphic-properties svg:stroke-color="#000000" draw:fill-color="#000000" draw:textarea-horizontal-align="justify" draw:textarea-vertical-align="middle" draw:auto-grow-height="false" fo:min-height="1.45cm" fo:min-width="0cm"/>
    </style:style>
    <style:style style:name="gr5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4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0.85cm" fo:min-width="0.7cm"/>
    </style:style>
    <style:style style:name="gr55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3.15cm" fo:min-width="4.2cm"/>
    </style:style>
    <style:style style:name="gr56" style:family="graphic" style:parent-style-name="standard">
      <style:graphic-properties draw:stroke="none" draw:stroke-dash="Ultrafine_20_Dashed" svg:stroke-width="0cm" svg:stroke-color="#000000" draw:marker-start-width="0.2cm" draw:marker-end-width="0.2cm" draw:fill="none" draw:fill-image-width="0cm" draw:fill-image-height="0cm" draw:textarea-horizontal-align="justify" draw:textarea-vertical-align="middle" draw:auto-grow-height="false" fo:min-height="0.95cm" fo:min-width="21.1cm" fo:padding-top="0.125cm" fo:padding-bottom="0.125cm" fo:padding-left="0.25cm" fo:padding-right="0.25cm"/>
    </style:style>
    <style:style style:name="gr57" style:family="graphic" style:parent-style-name="standard">
      <style:graphic-properties svg:stroke-color="#000000" draw:fill="none" draw:fill-image-width="0cm" draw:fill-image-height="0cm" draw:textarea-horizontal-align="justify" draw:textarea-vertical-align="middle" draw:auto-grow-height="false" fo:min-height="10.25cm" fo:min-width="13.6cm"/>
    </style:style>
    <style:style style:name="gr58" style:family="graphic" style:parent-style-name="standard">
      <style:graphic-properties draw:stroke="none" draw:stroke-dash="Ultrafine_20_Dashed" svg:stroke-width="0cm" svg:stroke-color="#000000" draw:marker-start-width="0.2cm" draw:marker-end-width="0.2cm" draw:fill="none" draw:fill-image-width="0cm" draw:fill-image-height="0cm" draw:textarea-horizontal-align="justify" draw:textarea-vertical-align="middle" draw:auto-grow-height="false" fo:min-height="0.95cm" fo:min-width="13.5cm" fo:padding-top="0.125cm" fo:padding-bottom="0.125cm" fo:padding-left="0.25cm" fo:padding-right="0.25cm"/>
    </style:style>
    <style:style style:name="gr59" style:family="graphic" style:parent-style-name="standard">
      <style:graphic-properties draw:stroke="none" draw:stroke-dash="Ultrafine_20_Dashed" svg:stroke-width="0cm" svg:stroke-color="#000000" draw:marker-start-width="0.2cm" draw:marker-end-width="0.2cm" draw:fill="none" draw:fill-image-width="0cm" draw:fill-image-height="0cm" draw:textarea-horizontal-align="justify" draw:textarea-vertical-align="middle" draw:auto-grow-height="false" fo:min-height="0.95cm" fo:min-width="13.5cm" fo:padding-top="0.125cm" fo:padding-bottom="0.125cm" fo:padding-left="0.25cm" fo:padding-right="0.25cm"/>
    </style:style>
    <style:style style:name="co1" style:family="table-column">
      <style:table-column-properties style:column-width="2.48cm" style:use-optimal-column-width="false"/>
    </style:style>
    <style:style style:name="co2" style:family="table-column">
      <style:table-column-properties style:column-width="9.073cm" style:use-optimal-column-width="false"/>
    </style:style>
    <style:style style:name="co3" style:family="table-column">
      <style:table-column-properties style:column-width="3.227cm" style:use-optimal-column-width="false"/>
    </style:style>
    <style:style style:name="ro1" style:family="table-row">
      <style:table-row-properties style:row-height="0.91cm"/>
    </style:style>
    <style:style style:name="ro2" style:family="table-row">
      <style:table-row-properties style:row-height="0.972cm"/>
    </style:style>
    <style:style style:name="ce1" style:family="table-cell">
      <loext:graphic-properties style:repeat="repeat"/>
    </style:style>
    <style:style style:name="P1" style:family="paragraph">
      <style:paragraph-properties fo:text-align="center"/>
    </style:style>
    <style:style style:name="P2" style:family="paragraph">
      <loext:graphic-properties draw:fill="none" draw:fill-image-width="0cm" draw:fill-image-height="0cm"/>
      <style:paragraph-properties fo:text-align="center"/>
      <style:text-properties style:font-name="Times New Roman1" fo:font-size="12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image-width="0cm" draw:fill-image-height="0cm"/>
      <style:paragraph-properties fo:text-align="start"/>
      <style:text-properties style:font-name="Times New Roman1"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1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3.1cm" svg:height="0.9cm" svg:x="2.5cm" svg:y="3cm">
          <text:p text:style-name="P1"><text:span text:style-name="T1">Монитор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3.1cm" svg:y="4.3cm">
          <text:p text:style-name="P1"><text:span text:style-name="T1">Клавиатура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cm" svg:height="1cm" svg:x="3.1cm" svg:y="5.9cm">
          <text:p text:style-name="P1"><text:span text:style-name="T1">Мышь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4cm" svg:x="8cm" svg:y="2.9cm">
          <text:p text:style-name="P1"><text:span text:style-name="T1">ARM PC</text:span></text:p>
          <text:p text:style-name="P1"><text:span text:style-name="T1">или</text:span></text:p>
          <text:p text:style-name="P1"><text:span text:style-name="T1">X86 P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2" draw:layer="layout" svg:x1="8cm" svg:y1="3.4cm" svg:x2="5.6cm" svg:y2="3.4cm">
          <text:p/>
        </draw:line>
        <draw:line draw:style-name="gr6" draw:text-style-name="P2" draw:layer="layout" svg:x1="8cm" svg:y1="4.8cm" svg:x2="6.1cm" svg:y2="4.8cm">
          <text:p/>
        </draw:line>
        <draw:line draw:style-name="gr6" draw:text-style-name="P2" draw:layer="layout" svg:x1="8cm" svg:y1="6.4cm" svg:x2="6cm" svg:y2="6.4cm">
          <text:p/>
        </draw:line>
        <draw:custom-shape draw:style-name="gr7" draw:text-style-name="P2" draw:layer="layout" svg:width="1.5cm" svg:height="0.7cm" svg:x="6.2cm" svg:y="5.8cm">
          <text:p text:style-name="P1"><text:span text:style-name="T1">USB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7cm" svg:x="6.3cm" svg:y="4.2cm">
          <text:p text:style-name="P1"><text:span text:style-name="T1">USB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7cm" svg:x="6.2cm" svg:y="2.5cm">
          <text:p text:style-name="P1"><text:span text:style-name="T1">HDMI/</text:span></text:p>
          <text:p text:style-name="P1"><text:span text:style-name="T1">Analo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cm" svg:height="2cm" svg:x="16cm" svg:y="3cm">
          <text:p text:style-name="P1"><text:span text:style-name="T1">UART-USB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4cm" svg:y1="3.5cm" svg:x2="16cm" svg:y2="3.5cm">
          <text:p/>
        </draw:line>
        <draw:custom-shape draw:style-name="gr7" draw:text-style-name="P2" draw:layer="layout" svg:width="1.5cm" svg:height="0.7cm" svg:x="14.2cm" svg:y="2.7cm">
          <text:p text:style-name="P1"><text:span text:style-name="T1">USB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20cm" svg:y1="3.9cm" svg:x2="22cm" svg:y2="3.9cm">
          <text:p/>
        </draw:line>
        <draw:custom-shape draw:style-name="gr10" draw:text-style-name="P2" draw:layer="layout" svg:width="1.5cm" svg:height="0.8cm" svg:x="20.3cm" svg:y="3.1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1cm" svg:height="7cm" svg:x="22cm" svg:y="3cm">
          <text:p text:style-name="P1"><text:span text:style-name="T1">MCU</text:span></text:p>
          <text:p text:style-name="P1"><text:span text:style-name="T1">STM32F103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cm" svg:height="1.5cm" svg:x="28cm" svg:y="4.1cm">
          <text:p text:style-name="P1"><text:span text:style-name="T1">CAN</text:span></text:p>
          <text:p text:style-name="P1"><text:span text:style-name="T1">TRANSIEVER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26.1cm" svg:y1="4.7cm" svg:x2="28cm" svg:y2="4.7cm">
          <text:p/>
        </draw:line>
        <draw:custom-shape draw:style-name="gr7" draw:text-style-name="P2" draw:layer="layout" svg:width="1.5cm" svg:height="0.7cm" svg:x="26.4cm" svg:y="3.8cm">
          <text:p text:style-name="P1"><text:span text:style-name="T1">CAN</text:span></text:p>
          <text:p text:style-name="P1"><text:span text:style-name="T1">RX/TX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cm" svg:height="2cm" svg:x="17.2cm" svg:y="5.9cm">
          <text:p text:style-name="P1"><text:span text:style-name="T1">RFID</text:span></text:p>
          <text:p text:style-name="P1"><text:span text:style-name="T1">считыватель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20.2cm" svg:y1="7cm" svg:x2="22cm" svg:y2="7cm">
          <text:p/>
        </draw:line>
        <draw:custom-shape draw:style-name="gr7" draw:text-style-name="P2" draw:layer="layout" svg:width="1.5cm" svg:height="0.7cm" svg:x="20.4cm" svg:y="6.4cm">
          <text:p text:style-name="P1"><text:span text:style-name="T1">SPI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cm" svg:height="1.1cm" svg:x="17cm" svg:y="8.9cm">
          <text:p text:style-name="P1"><text:span text:style-name="T1">Дисплей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20cm" svg:y1="9.4cm" svg:x2="22cm" svg:y2="9.4cm">
          <text:p/>
        </draw:line>
        <draw:custom-shape draw:style-name="gr7" draw:text-style-name="P2" draw:layer="layout" svg:width="1.5cm" svg:height="0.7cm" svg:x="20.2cm" svg:y="8.7cm"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cm" svg:height="1cm" svg:x="22cm" svg:y="11cm">
          <text:p text:style-name="P1"><text:span text:style-name="T1">Шлагбаум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24cm" svg:y1="10cm" svg:x2="24cm" svg:y2="11cm">
          <text:p/>
        </draw:line>
        <draw:custom-shape draw:style-name="gr7" draw:text-style-name="P2" draw:layer="layout" svg:width="1.5cm" svg:height="0.7cm" svg:x="23.7cm" svg:y="10.1cm"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34cm" svg:y1="3cm" svg:x2="34cm" svg:y2="23cm">
          <text:p/>
        </draw:line>
        <draw:custom-shape draw:style-name="gr18" draw:text-style-name="P2" draw:layer="layout" svg:width="4.1cm" svg:height="4.6cm" svg:x="22cm" svg:y="13.7cm">
          <text:p text:style-name="P1"><text:span text:style-name="T1">MCU</text:span></text:p>
          <text:p text:style-name="P1"><text:span text:style-name="T1">STM32F103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cm" svg:height="1.5cm" svg:x="28cm" svg:y="14.8cm">
          <text:p text:style-name="P1"><text:span text:style-name="T1">CAN</text:span></text:p>
          <text:p text:style-name="P1"><text:span text:style-name="T1">TRANSIEVER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26.1cm" svg:y1="15.4cm" svg:x2="28cm" svg:y2="15.4cm">
          <text:p/>
        </draw:line>
        <draw:custom-shape draw:style-name="gr7" draw:text-style-name="P2" draw:layer="layout" svg:width="1.5cm" svg:height="0.7cm" svg:x="26.4cm" svg:y="14.5cm">
          <text:p text:style-name="P1"><text:span text:style-name="T1">CAN</text:span></text:p>
          <text:p text:style-name="P1"><text:span text:style-name="T1">RX/TX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8cm" svg:height="1.9cm" svg:x="17.2cm" svg:y="16.7cm">
          <text:p text:style-name="P1"><text:span text:style-name="T1">RFID</text:span></text:p>
          <text:p text:style-name="P1"><text:span text:style-name="T1">считыватель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20cm" svg:y1="17.7cm" svg:x2="22cm" svg:y2="17.7cm">
          <text:p/>
        </draw:line>
        <draw:custom-shape draw:style-name="gr7" draw:text-style-name="P2" draw:layer="layout" svg:width="1.5cm" svg:height="0.7cm" svg:x="20.4cm" svg:y="17.1cm">
          <text:p text:style-name="P1"><text:span text:style-name="T1">SPI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cm" svg:height="1cm" svg:x="16cm" svg:y="13.7cm">
          <text:p text:style-name="P1"><text:span text:style-name="T1">Индикатор</text:span></text:p>
          <text:p text:style-name="P1"><text:span text:style-name="T1">«Въезд разрешен»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cm" svg:height="1cm" svg:x="16cm" svg:y="15.1cm">
          <text:p text:style-name="P1"><text:span text:style-name="T1">Индикатор</text:span></text:p>
          <text:p text:style-name="P1"><text:span text:style-name="T1">«Нужна доплата»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20cm" svg:y1="14.3cm" svg:x2="22cm" svg:y2="14.3cm">
          <text:p/>
        </draw:line>
        <draw:line draw:style-name="gr15" draw:text-style-name="P2" draw:layer="layout" svg:x1="20cm" svg:y1="15.6cm" svg:x2="22cm" svg:y2="15.6cm">
          <text:p/>
        </draw:line>
        <draw:custom-shape draw:style-name="gr7" draw:text-style-name="P2" draw:layer="layout" svg:width="1.5cm" svg:height="0.7cm" svg:x="20.1cm" svg:y="13.6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7cm" svg:x="20.1cm" svg:y="14.9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31cm" svg:y1="4.8cm" svg:x2="34cm" svg:y2="4.8cm">
          <text:p/>
        </draw:line>
        <draw:custom-shape draw:style-name="gr7" draw:text-style-name="P2" draw:layer="layout" svg:width="1.5cm" svg:height="0.7cm" svg:x="31.7cm" svg:y="3.9cm">
          <text:p text:style-name="P1"><text:span text:style-name="T1">CAN+</text:span></text:p>
          <text:p text:style-name="P1"><text:span text:style-name="T1">CAN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7cm" svg:x="31.6cm" svg:y="14.7cm">
          <text:p text:style-name="P1"><text:span text:style-name="T1">CAN+</text:span></text:p>
          <text:p text:style-name="P1"><text:span text:style-name="T1">CAN-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31.1cm" svg:y1="15.6cm" svg:x2="34cm" svg:y2="15.6cm">
          <text:p/>
        </draw:line>
        <draw:custom-shape draw:style-name="gr18" draw:text-style-name="P2" draw:layer="layout" svg:width="4.1cm" svg:height="4.6cm" svg:x="22cm" svg:y="20cm">
          <text:p text:style-name="P1"><text:span text:style-name="T1">MCU</text:span></text:p>
          <text:p text:style-name="P1"><text:span text:style-name="T1">STM32F103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cm" svg:height="1.5cm" svg:x="28cm" svg:y="21.1cm">
          <text:p text:style-name="P1"><text:span text:style-name="T1">CAN</text:span></text:p>
          <text:p text:style-name="P1"><text:span text:style-name="T1">TRANSIEVER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26.1cm" svg:y1="21.7cm" svg:x2="28cm" svg:y2="21.7cm">
          <text:p/>
        </draw:line>
        <draw:custom-shape draw:style-name="gr7" draw:text-style-name="P2" draw:layer="layout" svg:width="1.5cm" svg:height="0.7cm" svg:x="26.4cm" svg:y="20.8cm">
          <text:p text:style-name="P1"><text:span text:style-name="T1">CAN</text:span></text:p>
          <text:p text:style-name="P1"><text:span text:style-name="T1">RX/TX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8cm" svg:height="1.9cm" svg:x="17.2cm" svg:y="23cm">
          <text:p text:style-name="P1"><text:span text:style-name="T1">RFID</text:span></text:p>
          <text:p text:style-name="P1"><text:span text:style-name="T1">считыватель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20cm" svg:y1="24cm" svg:x2="22cm" svg:y2="24cm">
          <text:p/>
        </draw:line>
        <draw:custom-shape draw:style-name="gr7" draw:text-style-name="P2" draw:layer="layout" svg:width="1.5cm" svg:height="0.7cm" svg:x="20.4cm" svg:y="23.4cm">
          <text:p text:style-name="P1"><text:span text:style-name="T1">SPI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cm" svg:height="1cm" svg:x="16cm" svg:y="20cm">
          <text:p text:style-name="P1"><text:span text:style-name="T1">Индикатор</text:span></text:p>
          <text:p text:style-name="P1"><text:span text:style-name="T1">«Выезд разрешен»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cm" svg:height="1cm" svg:x="16cm" svg:y="21.4cm">
          <text:p text:style-name="P1"><text:span text:style-name="T1">Индикатор</text:span></text:p>
          <text:p text:style-name="P1"><text:span text:style-name="T1">«Нужна доплата»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20cm" svg:y1="20.6cm" svg:x2="22cm" svg:y2="20.6cm">
          <text:p/>
        </draw:line>
        <draw:line draw:style-name="gr15" draw:text-style-name="P2" draw:layer="layout" svg:x1="20cm" svg:y1="21.9cm" svg:x2="22cm" svg:y2="21.9cm">
          <text:p/>
        </draw:line>
        <draw:custom-shape draw:style-name="gr7" draw:text-style-name="P2" draw:layer="layout" svg:width="1.5cm" svg:height="0.7cm" svg:x="20.1cm" svg:y="19.9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7cm" svg:x="20.1cm" svg:y="21.2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7cm" svg:x="31.6cm" svg:y="21cm">
          <text:p text:style-name="P1"><text:span text:style-name="T1">CAN+</text:span></text:p>
          <text:p text:style-name="P1"><text:span text:style-name="T1">CAN-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31.1cm" svg:y1="21.9cm" svg:x2="34cm" svg:y2="21.9cm">
          <text:p/>
        </draw:line>
        <draw:custom-shape draw:style-name="gr21" draw:text-style-name="P2" draw:layer="layout" svg:width="3.9cm" svg:height="1.8cm" svg:x="34.3cm" svg:y="7cm">
          <text:p text:style-name="P1"><text:span text:style-name="T1">Ethernet кабель:</text:span></text:p>
          <text:p text:style-name="P1"><text:span text:style-name="T1">CAN-шина (диф.пара)</text:span></text:p>
          <text:p text:style-name="P1"><text:span text:style-name="T1">+ питание 5 вольт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7cm" svg:height="1.1cm" svg:x="11.7cm" svg:y="8cm">
          <text:p text:style-name="P1"><text:span text:style-name="T1">Адаптер</text:span></text:p>
          <text:p text:style-name="P1"><text:span text:style-name="T1">220 В / 5В 2А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3cm" svg:y1="6.9cm" svg:x2="13cm" svg:y2="8cm">
          <text:p/>
        </draw:line>
        <draw:custom-shape draw:style-name="gr23" draw:text-style-name="P2" draw:layer="layout" svg:width="3.4cm" svg:height="1.1cm" svg:x="7.9cm" svg:y="8cm">
          <text:p text:style-name="P1"><text:span text:style-name="T1">USB Флеш драйв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9.6cm" svg:y1="8cm" svg:x2="9.6cm" svg:y2="6.9cm">
          <text:p/>
        </draw:line>
        <draw:custom-shape draw:style-name="gr24" draw:text-style-name="P2" draw:layer="layout" svg:width="1.3cm" svg:height="0.7cm" svg:x="8.4cm" svg:y="7.1cm">
          <text:p text:style-name="P1"><text:span text:style-name="T1">USB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9cm" svg:height="0.8cm" svg:x="12.7cm" svg:y="5.8cm">
          <text:p text:style-name="P1"><text:span text:style-name="T1">ПР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9cm" svg:height="0.8cm" svg:x="24.9cm" svg:y="8.9cm">
          <text:p text:style-name="P1"><text:span text:style-name="T1">ПР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9cm" svg:height="0.8cm" svg:x="24.9cm" svg:y="17.1cm">
          <text:p text:style-name="P1"><text:span text:style-name="T1">ПР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9cm" svg:height="0.8cm" svg:x="24.8cm" svg:y="23.5cm">
          <text:p text:style-name="P1"><text:span text:style-name="T1">ПР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9cm" svg:height="0.8cm" svg:x="5.1cm" svg:y="26.2cm">
          <text:p text:style-name="P1"><text:span text:style-name="T1">ПР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4cm" svg:height="0.7cm" svg:x="6cm" svg:y="26.3cm">
          <text:p text:style-name="P3"><text:span text:style-name="T1">- Компоненты, содержащие в себе программу управления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custom-shape draw:style-name="gr26" draw:text-style-name="P4" draw:layer="layout" svg:width="14cm" svg:height="0.7cm" svg:x="9.7cm" svg:y="1.5cm">
          <text:p text:style-name="P3"><text:span text:style-name="T1">Структура программного компонента блока ARM PC/X86 PC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4cm" svg:height="1.6cm" svg:x="3.6cm" svg:y="4.4cm">
          <text:p text:style-name="P1"><text:span text:style-name="T1">Веб-браузер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cm" svg:height="4.5cm" svg:x="11.4cm" svg:y="4.5cm">
          <text:p text:style-name="P1"><text:span text:style-name="T1">HTTP сервер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6cm" svg:height="3cm" svg:x="16cm" svg:y="5cm">
          <text:p text:style-name="P1"><text:span text:style-name="T1">Web-приложение</text:span></text:p>
          <text:p text:style-name="P1"><text:span text:style-name="T1">(Python, Django)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8cm" svg:y1="4.9cm" svg:x2="11.4cm" svg:y2="4.9cm">
          <text:p/>
        </draw:line>
        <draw:custom-shape draw:style-name="gr30" draw:text-style-name="P2" draw:layer="layout" svg:width="2.4cm" svg:height="1.2cm" svg:x="8.4cm" svg:y="3.5cm">
          <text:p text:style-name="P1"><text:span text:style-name="T1">Постоянное</text:span></text:p>
          <text:p text:style-name="P1"><text:span text:style-name="T1">Соединение для 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2.3cm" svg:height="0.9cm" svg:x="17.9cm" svg:y="10.9cm">
          <text:p text:style-name="P1"><text:span text:style-name="T1">/dev/ttyS0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19cm" svg:y1="9.9cm" svg:x2="19cm" svg:y2="10.9cm">
          <text:p/>
        </draw:line>
        <draw:line draw:style-name="gr15" draw:text-style-name="P2" draw:layer="layout" svg:x1="14.4cm" svg:y1="5.5cm" svg:x2="16cm" svg:y2="5.5cm">
          <text:p/>
        </draw:line>
        <draw:custom-shape draw:style-name="gr29" draw:text-style-name="P2" draw:layer="layout" svg:width="6cm" svg:height="3cm" svg:x="23.8cm" svg:y="5cm">
          <text:p text:style-name="P1"><text:span text:style-name="T1">База данных</text:span></text:p>
          <text:p text:style-name="P1"><text:span text:style-name="T1">(Sqlite, mysql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36.3cm" svg:y="7cm">
          <text:p text:style-name="P1"><text:span text:style-name="T1">Раздел на</text:span></text:p>
          <text:p text:style-name="P1"><text:span text:style-name="T1">флеш драйве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6cm" svg:height="1.2cm" svg:x="32.9cm" svg:y="5cm">
          <text:p text:style-name="P1"><text:span text:style-name="T1">Раздел из программного</text:span></text:p>
          <text:p text:style-name="P1"><text:span text:style-name="T1">raid1 (mirror) массива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4.5cm" svg:height="1cm" svg:x="31cm" svg:y="7cm">
          <text:p text:style-name="P1"><text:span text:style-name="T1">Раздел на</text:span></text:p>
          <text:p text:style-name="P1"><text:span text:style-name="T1">основном накопителе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4.5cm" svg:height="1cm" svg:x="31cm" svg:y="9cm">
          <text:p text:style-name="P1"><text:span text:style-name="T1">Копия базы данных №1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4.5cm" svg:height="1cm" svg:x="36.2cm" svg:y="9cm">
          <text:p text:style-name="P1"><text:span text:style-name="T1">Копия базы данных №2</text:span></text:p>
          <draw:enhanced-geometry svg:viewBox="0 0 21600 21600" draw:type="rectangle" draw:enhanced-path="M 0 0 L 21600 0 21600 21600 0 21600 0 0 Z N"/>
        </draw:custom-shape>
        <draw:line draw:style-name="gr35" draw:text-style-name="P5" draw:layer="layout" svg:x1="34cm" svg:y1="6.2cm" svg:x2="34cm" svg:y2="7cm">
          <text:p/>
        </draw:line>
        <draw:line draw:style-name="gr35" draw:text-style-name="P5" draw:layer="layout" svg:x1="37cm" svg:y1="6.2cm" svg:x2="37cm" svg:y2="7cm">
          <text:p/>
        </draw:line>
        <draw:line draw:style-name="gr35" draw:text-style-name="P5" draw:layer="layout" svg:x1="33.2cm" svg:y1="8cm" svg:x2="33.2cm" svg:y2="9cm">
          <text:p/>
        </draw:line>
        <draw:line draw:style-name="gr35" draw:text-style-name="P5" draw:layer="layout" svg:x1="37.9cm" svg:y1="8cm" svg:x2="37.9cm" svg:y2="9cm">
          <text:p/>
        </draw:line>
        <draw:line draw:style-name="gr35" draw:text-style-name="P5" draw:layer="layout" svg:x1="29.8cm" svg:y1="5.5cm" svg:x2="32.9cm" svg:y2="5.5cm">
          <text:p/>
        </draw:line>
        <draw:line draw:style-name="gr35" draw:text-style-name="P5" draw:layer="layout" svg:x1="22cm" svg:y1="6.2cm" svg:x2="23.8cm" svg:y2="6.2cm">
          <text:p/>
        </draw:line>
        <draw:line draw:style-name="gr35" draw:text-style-name="P5" draw:layer="layout" svg:x1="8cm" svg:y1="5.6cm" svg:x2="11.4cm" svg:y2="5.6cm">
          <text:p/>
        </draw:line>
        <draw:custom-shape draw:style-name="gr7" draw:text-style-name="P2" draw:layer="layout" svg:width="1.5cm" svg:height="0.7cm" svg:x="9cm" svg:y="5.7cm">
          <text:p text:style-name="P1"><text:span text:style-name="T1">Запросы клиента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5.5cm" svg:height="0.9cm" svg:x="16.2cm" svg:y="9cm">
          <text:p text:style-name="P1"><text:span text:style-name="T1">Ser2netd server (port 2000)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19cm" svg:y1="8cm" svg:x2="19cm" svg:y2="9cm">
          <text:p/>
        </draw:line>
        <draw:custom-shape draw:style-name="gr37" draw:text-style-name="P2" draw:layer="layout" svg:width="1.9cm" svg:height="0.8cm" svg:x="19.2cm" svg:y="8.1cm">
          <text:p text:style-name="P1"><text:span text:style-name="T1">Tcp:2000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9.5cm" svg:height="6.3cm" svg:x="15cm" svg:y="13.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3cm" svg:height="0.8cm" svg:x="20.3cm" svg:y="13.6cm">
          <text:p text:style-name="P1"><text:span text:style-name="T1">Host debug computer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19cm" svg:y1="11.8cm" svg:x2="19cm" svg:y2="13.5cm">
          <text:p/>
        </draw:line>
        <draw:custom-shape draw:style-name="gr40" draw:text-style-name="P2" draw:layer="layout" svg:width="5.2cm" svg:height="3cm" svg:x="16.6cm" svg:y="15.7cm">
          <text:p text:style-name="P1"><text:span text:style-name="T1">Python terminal emulato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19.7cm" svg:y1="13.5cm" svg:x2="19.7cm" svg:y2="15.7cm">
          <text:p/>
        </draw:line>
        <draw:custom-shape draw:style-name="gr41" draw:text-style-name="P2" draw:layer="layout" svg:width="3cm" svg:height="0.8cm" svg:x="17cm" svg:y="14.3cm">
          <text:p text:style-name="P1"><text:span text:style-name="T1">\\.\pipe\ttyS0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42" draw:text-style-name="P2" draw:layer="layout" svg:width="21.6cm" svg:height="15.6cm" svg:x="2cm" svg:y="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13.3cm" svg:height="9.6cm" svg:x="2.4cm" svg:y="3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2.399cm" svg:height="9.099cm" svg:x="2.6cm" svg:y="3.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4" draw:text-style-name="P2" draw:layer="layout" svg:width="7.1cm" svg:height="4.6cm" svg:x="16.2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5.9cm" svg:height="0.8cm" svg:x="17cm" svg:y="3.4cm">
          <text:p text:style-name="P1"><text:span text:style-name="T1">Терминал А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5.9cm" svg:height="0.8cm" svg:x="16.9cm" svg:y="8.4cm">
          <text:p text:style-name="P1"><text:span text:style-name="T1">Терминал Б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7.1cm" svg:height="4.6cm" svg:x="16.1cm" svg:y="8.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5.9cm" svg:height="0.8cm" svg:x="16.9cm" svg:y="13.5cm">
          <text:p text:style-name="P1"><text:span text:style-name="T1">Терминал С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7.1cm" svg:height="4.7cm" svg:x="16.1cm" svg:y="13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13.3cm" svg:height="4.8cm" svg:x="2.4cm" svg:y="13.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5.2cm" svg:height="1.2cm" svg:x="2.9cm" svg:y="13.6cm">
          <text:p text:style-name="P1"><text:span text:style-name="T1">Новый клиент (F1)</text:span>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5.2cm" svg:height="1.2cm" svg:x="2.9cm" svg:y="15cm">
          <text:p text:style-name="P1"><text:span text:style-name="T1">Пополнить счет (F2)</text:span>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5.2cm" svg:height="1.2cm" svg:x="2.9cm" svg:y="16.6cm">
          <text:p text:style-name="P1"><text:span text:style-name="T1">Настройки (F3)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5.7cm" svg:height="1.1cm" svg:x="9.2cm" svg:y="13.6cm">
          <text:p text:style-name="P1"><text:span text:style-name="T1">Зарегистрировать въезд (F4)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5.6cm" svg:height="1.2cm" svg:x="9.3cm" svg:y="15.1cm">
          <text:p text:style-name="P1"><text:span text:style-name="T1">Зарегистрировать выезд (F5)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0.3cm" svg:height="9.1cm" svg:x="15.2cm" svg:y="3.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6" draw:layer="layout" svg:width="0.3cm" svg:height="1.7cm" svg:x="15.2cm" svg:y="3.7cm">
          <text:p/>
          <draw:enhanced-geometry svg:viewBox="0 0 21600 21600" draw:type="rectangle" draw:enhanced-path="M 0 0 L 21600 0 21600 21600 0 21600 0 0 Z N"/>
        </draw:custom-shape>
        <draw:line draw:style-name="gr53" draw:text-style-name="P5" draw:layer="layout" svg:x1="21.9cm" svg:y1="5.8cm" svg:x2="22.7cm" svg:y2="5.2cm">
          <text:p/>
        </draw:line>
        <draw:custom-shape draw:style-name="gr54" draw:text-style-name="P2" draw:layer="layout" svg:width="1.2cm" svg:height="1.1cm" svg:x="21.7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5" draw:layer="layout" svg:x1="21.9cm" svg:y1="7.1cm" svg:x2="22.7cm" svg:y2="7.1cm">
          <text:p/>
        </draw:line>
        <draw:custom-shape draw:style-name="gr54" draw:text-style-name="P2" draw:layer="layout" svg:width="1.2cm" svg:height="1.1cm" svg:x="21.7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5" draw:layer="layout" svg:x1="21.9cm" svg:y1="5.8cm" svg:x2="21.9cm" svg:y2="6cm">
          <text:p/>
        </draw:line>
        <draw:line draw:style-name="gr53" draw:text-style-name="P5" draw:layer="layout" svg:x1="21.9cm" svg:y1="7.1cm" svg:x2="21.9cm" svg:y2="7.3cm">
          <text:p/>
        </draw:line>
        <draw:custom-shape draw:style-name="gr55" draw:text-style-name="P2" draw:layer="layout" svg:width="4.7cm" svg:height="3.4cm" svg:x="16.7cm" svg:y="4.2cm">
          <text:p text:style-name="P1"><text:span text:style-name="T1">Ю666ЮЮ73</text:span></text:p>
          <text:p text:style-name="P1"><text:span text:style-name="T1">Таз</text:span></text:p>
          <text:p text:style-name="P1"><text:span text:style-name="T1">Иванов Иван</text:span></text:p>
          <text:p text:style-name="P1"><text:span text:style-name="T1">100 руб</text:span></text:p>
          <draw:enhanced-geometry svg:viewBox="0 0 21600 21600" draw:type="rectangle" draw:enhanced-path="M 0 0 L 21600 0 21600 21600 0 21600 0 0 Z N"/>
        </draw:custom-shape>
        <draw:line draw:style-name="gr53" draw:text-style-name="P5" draw:layer="layout" svg:x1="21.8cm" svg:y1="10.9cm" svg:x2="22.6cm" svg:y2="10.3cm">
          <text:p/>
        </draw:line>
        <draw:custom-shape draw:style-name="gr54" draw:text-style-name="P2" draw:layer="layout" svg:width="1.2cm" svg:height="1.1cm" svg:x="21.6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5" draw:layer="layout" svg:x1="21.8cm" svg:y1="12.2cm" svg:x2="22.6cm" svg:y2="12.2cm">
          <text:p/>
        </draw:line>
        <draw:custom-shape draw:style-name="gr54" draw:text-style-name="P2" draw:layer="layout" svg:width="1.2cm" svg:height="1.1cm" svg:x="21.6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5" draw:layer="layout" svg:x1="21.8cm" svg:y1="10.9cm" svg:x2="21.8cm" svg:y2="11.1cm">
          <text:p/>
        </draw:line>
        <draw:line draw:style-name="gr53" draw:text-style-name="P5" draw:layer="layout" svg:x1="21.8cm" svg:y1="12.2cm" svg:x2="21.8cm" svg:y2="12.4cm">
          <text:p/>
        </draw:line>
        <draw:custom-shape draw:style-name="gr55" draw:text-style-name="P2" draw:layer="layout" svg:width="4.7cm" svg:height="3.4cm" svg:x="16.6cm" svg:y="9.3cm">
          <text:p text:style-name="P1"><text:span text:style-name="T1">Ф111ФФ73</text:span></text:p>
          <text:p text:style-name="P1"><text:span text:style-name="T1">Таз</text:span></text:p>
          <text:p text:style-name="P1"><text:span text:style-name="T1">Сидоров Сидор</text:span></text:p>
          <text:p text:style-name="P1"><text:span text:style-name="T1">100 руб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21.6cm" svg:height="1.2cm" svg:x="2cm" svg:y="1.5cm">
          <text:p text:style-name="P1"><text:span text:style-name="T1">Главное окно</text:span>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4.7cm" svg:height="3.4cm" svg:x="17.3cm" svg:y="14.3cm">
          <text:p text:style-name="P1"><text:span text:style-name="T1">Ф111ФФ73</text:span></text:p>
          <text:p text:style-name="P1"><text:span text:style-name="T1">Таз</text:span></text:p>
          <text:p text:style-name="P1"><text:span text:style-name="T1">Сидоров Сидор</text:span></text:p>
          <text:p text:style-name="P1"><text:span text:style-name="T1">100 руб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custom-shape draw:style-name="gr57" draw:text-style-name="P2" draw:layer="layout" svg:width="14.1cm" svg:height="10.5cm" svg:x="2.2cm" svg:y="3.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2.299cm" svg:height="7.775cm" svg:x="2.7cm" svg:y="5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ce1">
              <table:table-cell>
                <text:p>Фамилия</text:p>
              </table:table-cell>
              <table:table-cell/>
            </table:table-row>
            <table:table-row table:style-name="ro2" table:default-cell-style-name="ce1">
              <table:table-cell>
                <text:p>Имя</text:p>
              </table:table-cell>
              <table:table-cell/>
            </table:table-row>
            <table:table-row table:style-name="ro2" table:default-cell-style-name="ce1">
              <table:table-cell>
                <text:p>Отчество</text:p>
              </table:table-cell>
              <table:table-cell/>
            </table:table-row>
            <table:table-row table:style-name="ro2" table:default-cell-style-name="ce1">
              <table:table-cell>
                <text:p>Госномер</text:p>
              </table:table-cell>
              <table:table-cell/>
            </table:table-row>
            <table:table-row table:style-name="ro2" table:default-cell-style-name="ce1">
              <table:table-cell>
                <text:p>Марка</text:p>
              </table:table-cell>
              <table:table-cell/>
            </table:table-row>
            <table:table-row table:style-name="ro2" table:default-cell-style-name="ce1">
              <table:table-cell>
                <text:p>Цвет</text:p>
              </table:table-cell>
              <table:table-cell/>
            </table:table-row>
            <table:table-row table:style-name="ro2" table:default-cell-style-name="ce1">
              <table:table-cell>
                <text:p>Баланс</text:p>
              </table:table-cell>
              <table:table-cell/>
            </table:table-row>
            <table:table-row table:style-name="ro2" table:default-cell-style-name="ce1">
              <table:table-cell>
                <text:p>Тариф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58" draw:text-style-name="P2" draw:layer="layout" svg:width="14cm" svg:height="1.2cm" svg:x="2.2cm" svg:y="1.8cm">
          <text:p text:style-name="P1"><text:span text:style-name="T1">Новый клиент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14cm" svg:height="1.2cm" svg:x="2cm" svg:y="3.5cm"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Lucida Sans Unicode" style:font-family-asian="'Lucida Sans Unicode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3T08:39:28.281000000</meta:creation-date>
    <dc:date>2015-12-05T12:36:54.531000000</dc:date>
    <meta:editing-duration>PT1H8M3S</meta:editing-duration>
    <meta:editing-cycles>17</meta:editing-cycles>
    <meta:generator>LibreOffice/5.0.2.2$Windows_x86 LibreOffice_project/37b43f919e4de5eeaca9b9755ed688758a8251fe</meta:generator>
    <meta:document-statistic meta:object-count="142"/>
  </office:meta>
</office:document-meta>
</file>